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5e8ac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="none"/>
    </style:style>
    <style:style style:name="ce76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ackground-color="#b2b2b2" fo:border="0.06pt solid #000000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4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53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43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45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/>
    </style:style>
    <style:style style:name="ce99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ackground-color="#009353" style:text-align-source="fix" style:repeat-content="false" fo:border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transparent" fo:border="0.06pt solid #000000"/>
    </style:style>
    <style:style style:name="ce15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6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x</text:p>
          </table:table-cell>
          <table:table-cell table:style-name="ce98" office:value-type="string" calcext:value-type="string" table:number-columns-spanned="2" table:number-rows-spanned="1">
            <text:p>x byte address</text:p>
          </table:table-cell>
          <table:covered-table-cell table:style-name="ce115"/>
          <table:table-cell/>
          <table:table-cell table:style-name="ce98" office:value-type="string" calcext:value-type="string" table:number-columns-spanned="2" table:number-rows-spanned="1">
            <text:p>OP src, dst</text:p>
          </table:table-cell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98" office:value-type="string" calcext:value-type="string" table:number-columns-spanned="2" table:number-rows-spanned="1">
            <text:p>1 byte immediate</text:p>
          </table:table-cell>
          <table:covered-table-cell table:style-name="ce115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1" table:number-columns-repeated="3"/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07" office:value-type="string" calcext:value-type="string">
            <text:p>MOV</text:p>
            <text:p>r0, r1</text:p>
          </table:table-cell>
          <table:table-cell table:style-name="ce107" office:value-type="string" calcext:value-type="string">
            <text:p>MOV</text:p>
            <text:p>r0, r2</text:p>
          </table:table-cell>
          <table:table-cell table:style-name="ce107" office:value-type="string" calcext:value-type="string">
            <text:p>MOV</text:p>
            <text:p>r0, r3</text:p>
          </table:table-cell>
          <table:table-cell table:style-name="ce107" office:value-type="string" calcext:value-type="string">
            <text:p>MOV</text:p>
            <text:p>r0, r4</text:p>
          </table:table-cell>
          <table:table-cell table:style-name="ce107" office:value-type="string" calcext:value-type="string">
            <text:p>MOV</text:p>
            <text:p>r0, r5</text:p>
          </table:table-cell>
          <table:table-cell table:style-name="ce107" office:value-type="string" calcext:value-type="string">
            <text:p>MOV</text:p>
            <text:p>r0, r6</text:p>
          </table:table-cell>
          <table:table-cell table:style-name="ce106" office:value-type="string" calcext:value-type="string">
            <text:p>MOV</text:p>
            <text:p>r1, r0</text:p>
          </table:table-cell>
          <table:table-cell table:style-name="ce106" office:value-type="string" calcext:value-type="string">
            <text:p>MOV</text:p>
            <text:p>r1, r2</text:p>
          </table:table-cell>
          <table:table-cell table:style-name="ce106" office:value-type="string" calcext:value-type="string">
            <text:p>MOV</text:p>
            <text:p>r1, r3</text:p>
          </table:table-cell>
          <table:table-cell table:style-name="ce106" office:value-type="string" calcext:value-type="string">
            <text:p>MOV</text:p>
            <text:p>r1, r4</text:p>
          </table:table-cell>
          <table:table-cell table:style-name="ce106" office:value-type="string" calcext:value-type="string">
            <text:p>MOV</text:p>
            <text:p>r1, r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6" office:value-type="string" calcext:value-type="string">
            <text:p>MOV</text:p>
            <text:p>r1, r6</text:p>
          </table:table-cell>
          <table:table-cell table:style-name="ce107" office:value-type="string" calcext:value-type="string">
            <text:p>MOV</text:p>
            <text:p>r2, r0</text:p>
          </table:table-cell>
          <table:table-cell table:style-name="ce107" office:value-type="string" calcext:value-type="string">
            <text:p>MOV</text:p>
            <text:p>r2, r1</text:p>
          </table:table-cell>
          <table:table-cell table:style-name="ce107" office:value-type="string" calcext:value-type="string">
            <text:p>MOV</text:p>
            <text:p>r2, r3</text:p>
          </table:table-cell>
          <table:table-cell table:style-name="ce107" office:value-type="string" calcext:value-type="string">
            <text:p>MOV</text:p>
            <text:p>r2, r4</text:p>
          </table:table-cell>
          <table:table-cell table:style-name="ce107" office:value-type="string" calcext:value-type="string">
            <text:p>MOV</text:p>
            <text:p>r2, r5</text:p>
          </table:table-cell>
          <table:table-cell table:style-name="ce107" office:value-type="string" calcext:value-type="string">
            <text:p>MOV</text:p>
            <text:p>r2, r6</text:p>
          </table:table-cell>
          <table:table-cell table:style-name="ce106" office:value-type="string" calcext:value-type="string">
            <text:p>MOV</text:p>
            <text:p>r3, r0</text:p>
          </table:table-cell>
          <table:table-cell table:style-name="ce106" office:value-type="string" calcext:value-type="string">
            <text:p>MOV</text:p>
            <text:p>r3, r1</text:p>
          </table:table-cell>
          <table:table-cell table:style-name="ce106" office:value-type="string" calcext:value-type="string">
            <text:p>MOV</text:p>
            <text:p>r3, r2</text:p>
          </table:table-cell>
          <table:table-cell table:style-name="ce106" office:value-type="string" calcext:value-type="string">
            <text:p>MOV</text:p>
            <text:p>r3, r4</text:p>
          </table:table-cell>
          <table:table-cell table:style-name="ce106" office:value-type="string" calcext:value-type="string">
            <text:p>MOV</text:p>
            <text:p>r3, r5</text:p>
          </table:table-cell>
          <table:table-cell table:style-name="ce106" office:value-type="string" calcext:value-type="string">
            <text:p>MOV</text:p>
            <text:p>r3, r6</text:p>
          </table:table-cell>
          <table:table-cell table:style-name="ce107" office:value-type="string" calcext:value-type="string">
            <text:p>MOV</text:p>
            <text:p>r4, r0</text:p>
          </table:table-cell>
          <table:table-cell table:style-name="ce107" office:value-type="string" calcext:value-type="string">
            <text:p>MOV</text:p>
            <text:p>r4, r1</text:p>
          </table:table-cell>
          <table:table-cell table:style-name="ce107" office:value-type="string" calcext:value-type="string">
            <text:p>MOV</text:p>
            <text:p>r4,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MOV</text:p>
            <text:p>r4, r3</text:p>
          </table:table-cell>
          <table:table-cell table:style-name="ce107" office:value-type="string" calcext:value-type="string">
            <text:p>MOV</text:p>
            <text:p>r4, r5</text:p>
          </table:table-cell>
          <table:table-cell table:style-name="ce107" office:value-type="string" calcext:value-type="string">
            <text:p>MOV</text:p>
            <text:p>r4, r6</text:p>
          </table:table-cell>
          <table:table-cell table:style-name="ce106" office:value-type="string" calcext:value-type="string">
            <text:p>MOV</text:p>
            <text:p>r5, r0</text:p>
          </table:table-cell>
          <table:table-cell table:style-name="ce106" office:value-type="string" calcext:value-type="string">
            <text:p>MOV</text:p>
            <text:p>r5, r1</text:p>
          </table:table-cell>
          <table:table-cell table:style-name="ce106" office:value-type="string" calcext:value-type="string">
            <text:p>MOV</text:p>
            <text:p>r5, r2</text:p>
          </table:table-cell>
          <table:table-cell table:style-name="ce106" office:value-type="string" calcext:value-type="string">
            <text:p>MOV</text:p>
            <text:p>r5, r3</text:p>
          </table:table-cell>
          <table:table-cell table:style-name="ce106" office:value-type="string" calcext:value-type="string">
            <text:p>MOV</text:p>
            <text:p>r5, r4</text:p>
          </table:table-cell>
          <table:table-cell table:style-name="ce106" office:value-type="string" calcext:value-type="string">
            <text:p>MOV</text:p>
            <text:p>r5, r6</text:p>
          </table:table-cell>
          <table:table-cell table:style-name="ce107" office:value-type="string" calcext:value-type="string">
            <text:p>MOV</text:p>
            <text:p>r6, r0</text:p>
          </table:table-cell>
          <table:table-cell table:style-name="ce107" office:value-type="string" calcext:value-type="string">
            <text:p>MOV</text:p>
            <text:p>r6, r1</text:p>
          </table:table-cell>
          <table:table-cell table:style-name="ce107" office:value-type="string" calcext:value-type="string">
            <text:p>MOV</text:p>
            <text:p>r6, r2</text:p>
          </table:table-cell>
          <table:table-cell table:style-name="ce107" office:value-type="string" calcext:value-type="string">
            <text:p>MOV</text:p>
            <text:p>r6, r3</text:p>
          </table:table-cell>
          <table:table-cell table:style-name="ce107" office:value-type="string" calcext:value-type="string">
            <text:p>MOV</text:p>
            <text:p>r6, r4</text:p>
          </table:table-cell>
          <table:table-cell table:style-name="ce107" office:value-type="string" calcext:value-type="string">
            <text:p>MOV</text:p>
            <text:p>r6, r5</text:p>
          </table:table-cell>
          <table:table-cell table:style-name="ce108" office:value-type="string" calcext:value-type="string">
            <text:p>LD</text:p>
            <text:p>d8, r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8" office:value-type="string" calcext:value-type="string">
            <text:p>LD</text:p>
            <text:p>d8, r1</text:p>
          </table:table-cell>
          <table:table-cell table:style-name="ce118" office:value-type="string" calcext:value-type="string">
            <text:p>LD</text:p>
            <text:p>d8, r2</text:p>
          </table:table-cell>
          <table:table-cell table:style-name="ce108" office:value-type="string" calcext:value-type="string">
            <text:p>LD</text:p>
            <text:p>d8, r3</text:p>
          </table:table-cell>
          <table:table-cell table:style-name="ce108" office:value-type="string" calcext:value-type="string">
            <text:p>LD</text:p>
            <text:p>d8, r4</text:p>
          </table:table-cell>
          <table:table-cell table:style-name="ce108" office:value-type="string" calcext:value-type="string">
            <text:p>LD</text:p>
            <text:p>d8, r5</text:p>
          </table:table-cell>
          <table:table-cell table:style-name="ce108" office:value-type="string" calcext:value-type="string">
            <text:p>LD</text:p>
            <text:p>d8, r6</text:p>
          </table:table-cell>
          <table:table-cell table:style-name="ce122" office:value-type="string" calcext:value-type="string">
            <text:p>LD</text:p>
            <text:p>a16, r0</text:p>
          </table:table-cell>
          <table:table-cell table:style-name="ce122" office:value-type="string" calcext:value-type="string">
            <text:p>LD</text:p>
            <text:p>a16, r1</text:p>
          </table:table-cell>
          <table:table-cell table:style-name="ce122" office:value-type="string" calcext:value-type="string">
            <text:p>LD</text:p>
            <text:p>a16, r2</text:p>
          </table:table-cell>
          <table:table-cell table:style-name="ce122" office:value-type="string" calcext:value-type="string">
            <text:p>LD</text:p>
            <text:p>a16, r3</text:p>
          </table:table-cell>
          <table:table-cell table:style-name="ce122" office:value-type="string" calcext:value-type="string">
            <text:p>LD</text:p>
            <text:p>a16, r4</text:p>
          </table:table-cell>
          <table:table-cell table:style-name="ce122" office:value-type="string" calcext:value-type="string">
            <text:p>LD</text:p>
            <text:p>a16, r5</text:p>
          </table:table-cell>
          <table:table-cell table:style-name="ce122" office:value-type="string" calcext:value-type="string">
            <text:p>LD</text:p>
            <text:p>a16, r6</text:p>
          </table:table-cell>
          <table:table-cell table:style-name="ce108" office:value-type="string" calcext:value-type="string">
            <text:p>LDA</text:p>
            <text:p>r12</text:p>
          </table:table-cell>
          <table:table-cell table:style-name="ce108" office:value-type="string" calcext:value-type="string">
            <text:p>LDA</text:p>
            <text:p>r34</text:p>
          </table:table-cell>
          <table:table-cell table:style-name="ce108" office:value-type="string" calcext:value-type="string">
            <text:p>LDA</text:p>
            <text:p>r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9" office:value-type="string" calcext:value-type="string">
            <text:p>ST</text:p>
            <text:p>r0, a16</text:p>
          </table:table-cell>
          <table:table-cell table:style-name="ce109" office:value-type="string" calcext:value-type="string">
            <text:p>ST</text:p>
            <text:p>r1, a16</text:p>
          </table:table-cell>
          <table:table-cell table:style-name="ce109" office:value-type="string" calcext:value-type="string">
            <text:p>ST</text:p>
            <text:p>r2, a16</text:p>
          </table:table-cell>
          <table:table-cell table:style-name="ce109" office:value-type="string" calcext:value-type="string">
            <text:p>ST</text:p>
            <text:p>r3, a16</text:p>
          </table:table-cell>
          <table:table-cell table:style-name="ce109" office:value-type="string" calcext:value-type="string">
            <text:p>ST</text:p>
            <text:p>r4, a16</text:p>
          </table:table-cell>
          <table:table-cell table:style-name="ce109" office:value-type="string" calcext:value-type="string">
            <text:p>ST</text:p>
            <text:p>r5, a16</text:p>
          </table:table-cell>
          <table:table-cell table:style-name="ce109" office:value-type="string" calcext:value-type="string">
            <text:p>ST</text:p>
            <text:p>r6, a16</text:p>
          </table:table-cell>
          <table:table-cell table:style-name="ce123" office:value-type="string" calcext:value-type="string">
            <text:p>STA</text:p>
            <text:p>r12</text:p>
          </table:table-cell>
          <table:table-cell table:style-name="ce123" office:value-type="string" calcext:value-type="string">
            <text:p>STA</text:p>
            <text:p>r34</text:p>
          </table:table-cell>
          <table:table-cell table:style-name="ce123" office:value-type="string" calcext:value-type="string">
            <text:p>STA</text:p>
            <text:p>r56</text:p>
          </table:table-cell>
          <table:table-cell table:style-name="ce110" office:value-type="string" calcext:value-type="string">
            <text:p>IN</text:p>
            <text:p>a8, r0</text:p>
          </table:table-cell>
          <table:table-cell table:style-name="ce110" office:value-type="string" calcext:value-type="string">
            <text:p>IN</text:p>
            <text:p>a8, r1</text:p>
          </table:table-cell>
          <table:table-cell table:style-name="ce110" office:value-type="string" calcext:value-type="string">
            <text:p>IN</text:p>
            <text:p>a8, r2</text:p>
          </table:table-cell>
          <table:table-cell table:style-name="ce110" office:value-type="string" calcext:value-type="string">
            <text:p>IN</text:p>
            <text:p>a8, r3</text:p>
          </table:table-cell>
          <table:table-cell table:style-name="ce110" office:value-type="string" calcext:value-type="string">
            <text:p>IN</text:p>
            <text:p>a8, r4</text:p>
          </table:table-cell>
          <table:table-cell table:style-name="ce110" office:value-type="string" calcext:value-type="string">
            <text:p>IN</text:p>
            <text:p>a8, r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0" office:value-type="string" calcext:value-type="string">
            <text:p>IN</text:p>
            <text:p>a8, r6</text:p>
          </table:table-cell>
          <table:table-cell table:style-name="ce119" office:value-type="string" calcext:value-type="string">
            <text:p>INA</text:p>
            <text:p>r1</text:p>
          </table:table-cell>
          <table:table-cell table:style-name="ce119" office:value-type="string" calcext:value-type="string">
            <text:p>INA</text:p>
            <text:p>r2</text:p>
          </table:table-cell>
          <table:table-cell table:style-name="ce119" office:value-type="string" calcext:value-type="string">
            <text:p>INA</text:p>
            <text:p>r3</text:p>
          </table:table-cell>
          <table:table-cell table:style-name="ce119" office:value-type="string" calcext:value-type="string">
            <text:p>INA</text:p>
            <text:p>r4</text:p>
          </table:table-cell>
          <table:table-cell table:style-name="ce119" office:value-type="string" calcext:value-type="string">
            <text:p>INA</text:p>
            <text:p>r5</text:p>
          </table:table-cell>
          <table:table-cell table:style-name="ce119" office:value-type="string" calcext:value-type="string">
            <text:p>INA</text:p>
            <text:p>r6</text:p>
          </table:table-cell>
          <table:table-cell table:style-name="ce124" office:value-type="string" calcext:value-type="string">
            <text:p>OUT</text:p>
            <text:p>r0, a8</text:p>
          </table:table-cell>
          <table:table-cell table:style-name="ce124" office:value-type="string" calcext:value-type="string">
            <text:p>OUT</text:p>
            <text:p>r1, a8</text:p>
          </table:table-cell>
          <table:table-cell table:style-name="ce124" office:value-type="string" calcext:value-type="string">
            <text:p>OUT</text:p>
            <text:p>r2, a8</text:p>
          </table:table-cell>
          <table:table-cell table:style-name="ce124" office:value-type="string" calcext:value-type="string">
            <text:p>OUT</text:p>
            <text:p>r3, a8</text:p>
          </table:table-cell>
          <table:table-cell table:style-name="ce124" office:value-type="string" calcext:value-type="string">
            <text:p>OUT</text:p>
            <text:p>r4, a8</text:p>
          </table:table-cell>
          <table:table-cell table:style-name="ce124" office:value-type="string" calcext:value-type="string">
            <text:p>OUT</text:p>
            <text:p>r5, a8</text:p>
          </table:table-cell>
          <table:table-cell table:style-name="ce124" office:value-type="string" calcext:value-type="string">
            <text:p>OUT</text:p>
            <text:p>r6, a8</text:p>
          </table:table-cell>
          <table:table-cell table:style-name="ce111" office:value-type="string" calcext:value-type="string">
            <text:p>OUTA</text:p>
            <text:p>r1</text:p>
          </table:table-cell>
          <table:table-cell table:style-name="ce111" office:value-type="string" calcext:value-type="string">
            <text:p>OUTA</text:p>
            <text:p>r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1" office:value-type="string" calcext:value-type="string">
            <text:p>OUTA</text:p>
            <text:p>r3</text:p>
          </table:table-cell>
          <table:table-cell table:style-name="ce111" office:value-type="string" calcext:value-type="string">
            <text:p>OUTA</text:p>
            <text:p>r4</text:p>
          </table:table-cell>
          <table:table-cell table:style-name="ce111" office:value-type="string" calcext:value-type="string">
            <text:p>OUTA</text:p>
            <text:p>r5</text:p>
          </table:table-cell>
          <table:table-cell table:style-name="ce111" office:value-type="string" calcext:value-type="string">
            <text:p>OUTA</text:p>
            <text:p>r6</text:p>
          </table:table-cell>
          <table:table-cell table:style-name="ce121"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DD</text:p>
            <text:p>r0</text:p>
          </table:table-cell>
          <table:table-cell table:style-name="ce112" office:value-type="string" calcext:value-type="string">
            <text:p>ADD</text:p>
            <text:p>r1</text:p>
          </table:table-cell>
          <table:table-cell table:style-name="ce112" office:value-type="string" calcext:value-type="string">
            <text:p>ADD</text:p>
            <text:p>r2</text:p>
          </table:table-cell>
          <table:table-cell table:style-name="ce112" office:value-type="string" calcext:value-type="string">
            <text:p>ADD</text:p>
            <text:p>r3</text:p>
          </table:table-cell>
          <table:table-cell table:style-name="ce112" office:value-type="string" calcext:value-type="string">
            <text:p>ADD</text:p>
            <text:p>r4</text:p>
          </table:table-cell>
          <table:table-cell table:style-name="ce112" office:value-type="string" calcext:value-type="string">
            <text:p>ADD</text:p>
            <text:p>r5</text:p>
          </table:table-cell>
          <table:table-cell table:style-name="ce112" office:value-type="string" calcext:value-type="string">
            <text:p>ADD</text:p>
            <text:p>r6</text:p>
          </table:table-cell>
          <table:table-cell table:style-name="ce125" office:value-type="string" calcext:value-type="string">
            <text:p>ADC</text:p>
            <text:p>r0</text:p>
          </table:table-cell>
          <table:table-cell table:style-name="ce125" office:value-type="string" calcext:value-type="string">
            <text:p>ADC</text:p>
            <text:p>r1</text:p>
          </table:table-cell>
          <table:table-cell table:style-name="ce125" office:value-type="string" calcext:value-type="string">
            <text:p><text:span text:style-name="T1">ADC</text:span></text:p>
            <text:p>r2</text:p>
          </table:table-cell>
          <table:table-cell table:style-name="ce125" office:value-type="string" calcext:value-type="string">
            <text:p><text:span text:style-name="T1">ADC</text:span></text:p>
            <text:p>r3</text:p>
          </table:table-cell>
          <table:table-cell table:style-name="ce125" office:value-type="string" calcext:value-type="string">
            <text:p><text:span text:style-name="T1">ADC</text:span></text:p>
            <text:p>r4</text:p>
          </table:table-cell>
          <table:table-cell table:style-name="ce125" office:value-type="string" calcext:value-type="string">
            <text:p><text:span text:style-name="T1">ADC</text:span></text:p>
            <text:p>r5</text:p>
          </table:table-cell>
          <table:table-cell table:style-name="ce125" office:value-type="string" calcext:value-type="string">
            <text:p><text:span text:style-name="T1">ADC</text:span></text:p>
            <text:p>r6</text:p>
          </table:table-cell>
          <table:table-cell table:style-name="ce103" office:value-type="string" calcext:value-type="string">
            <text:p>SUB</text:p>
            <text:p>r1</text:p>
          </table:table-cell>
          <table:table-cell table:style-name="ce103" office:value-type="string" calcext:value-type="string">
            <text:p>SUB</text:p>
            <text:p>r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SUB</text:p>
            <text:p>r3</text:p>
          </table:table-cell>
          <table:table-cell table:style-name="ce103" office:value-type="string" calcext:value-type="string">
            <text:p>SUB</text:p>
            <text:p>r4</text:p>
          </table:table-cell>
          <table:table-cell table:style-name="ce103" office:value-type="string" calcext:value-type="string">
            <text:p>SUB</text:p>
            <text:p>r5</text:p>
          </table:table-cell>
          <table:table-cell table:style-name="ce103" office:value-type="string" calcext:value-type="string">
            <text:p>SUB</text:p>
            <text:p>r6</text:p>
          </table:table-cell>
          <table:table-cell table:style-name="ce116" office:value-type="string" calcext:value-type="string">
            <text:p>SBB</text:p>
            <text:p>r1</text:p>
          </table:table-cell>
          <table:table-cell table:style-name="ce116" office:value-type="string" calcext:value-type="string">
            <text:p><text:span text:style-name="T1">SBB</text:span></text:p>
            <text:p>r2</text:p>
          </table:table-cell>
          <table:table-cell table:style-name="ce116" office:value-type="string" calcext:value-type="string">
            <text:p><text:span text:style-name="T1">SBB</text:span></text:p>
            <text:p>r3</text:p>
          </table:table-cell>
          <table:table-cell table:style-name="ce116" office:value-type="string" calcext:value-type="string">
            <text:p><text:span text:style-name="T1">SBB</text:span></text:p>
            <text:p>r4</text:p>
          </table:table-cell>
          <table:table-cell table:style-name="ce116" office:value-type="string" calcext:value-type="string">
            <text:p><text:span text:style-name="T1">SBB</text:span></text:p>
            <text:p>r5</text:p>
          </table:table-cell>
          <table:table-cell table:style-name="ce116" office:value-type="string" calcext:value-type="string">
            <text:p><text:span text:style-name="T1">SBB</text:span></text:p>
            <text:p>r6</text:p>
          </table:table-cell>
          <table:table-cell table:style-name="ce126" office:value-type="string" calcext:value-type="string">
            <text:p>SUB.R</text:p>
            <text:p>r1</text:p>
          </table:table-cell>
          <table:table-cell table:style-name="ce126" office:value-type="string" calcext:value-type="string">
            <text:p><text:span text:style-name="T1">SUB.R</text:span></text:p>
            <text:p>r2</text:p>
          </table:table-cell>
          <table:table-cell table:style-name="ce126" office:value-type="string" calcext:value-type="string">
            <text:p><text:span text:style-name="T1">SUB.R</text:span></text:p>
            <text:p>r3</text:p>
          </table:table-cell>
          <table:table-cell table:style-name="ce126" office:value-type="string" calcext:value-type="string">
            <text:p><text:span text:style-name="T1">SUB.R</text:span></text:p>
            <text:p>r4</text:p>
          </table:table-cell>
          <table:table-cell table:style-name="ce126" office:value-type="string" calcext:value-type="string">
            <text:p><text:span text:style-name="T1">SUB.R</text:span></text:p>
            <text:p>r5</text:p>
          </table:table-cell>
          <table:table-cell table:style-name="ce126" office:value-type="string" calcext:value-type="string">
            <text:p><text:span text:style-name="T1">SUB.R</text:span></text:p>
            <text:p>r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113" office:value-type="string" calcext:value-type="string">
            <text:p>SBB.R</text:p>
            <text:p>r1</text:p>
          </table:table-cell>
          <table:table-cell table:style-name="ce113" office:value-type="string" calcext:value-type="string">
            <text:p><text:span text:style-name="T1">SBB.R</text:span></text:p>
            <text:p>r2</text:p>
          </table:table-cell>
          <table:table-cell table:style-name="ce113" office:value-type="string" calcext:value-type="string">
            <text:p><text:span text:style-name="T1">SBB.R</text:span></text:p>
            <text:p>r3</text:p>
          </table:table-cell>
          <table:table-cell table:style-name="ce113" office:value-type="string" calcext:value-type="string">
            <text:p><text:span text:style-name="T1">SBB.R</text:span></text:p>
            <text:p>r4</text:p>
          </table:table-cell>
          <table:table-cell table:style-name="ce113" office:value-type="string" calcext:value-type="string">
            <text:p><text:span text:style-name="T1">SBB.R</text:span></text:p>
            <text:p>r5</text:p>
          </table:table-cell>
          <table:table-cell table:style-name="ce113" office:value-type="string" calcext:value-type="string">
            <text:p><text:span text:style-name="T1">SBB.R</text:span></text:p>
            <text:p>r6</text:p>
          </table:table-cell>
          <table:table-cell table:style-name="ce117" office:value-type="string" calcext:value-type="string">
            <text:p>CMP</text:p>
            <text:p>r1</text:p>
          </table:table-cell>
          <table:table-cell table:style-name="ce117" office:value-type="string" calcext:value-type="string">
            <text:p><text:span text:style-name="T1">CMP</text:span></text:p>
            <text:p>r2</text:p>
          </table:table-cell>
          <table:table-cell table:style-name="ce117" office:value-type="string" calcext:value-type="string">
            <text:p><text:span text:style-name="T1">CMP</text:span></text:p>
            <text:p>r3</text:p>
          </table:table-cell>
          <table:table-cell table:style-name="ce117" office:value-type="string" calcext:value-type="string">
            <text:p><text:span text:style-name="T1">CMP</text:span></text:p>
            <text:p>r4</text:p>
          </table:table-cell>
          <table:table-cell table:style-name="ce117" office:value-type="string" calcext:value-type="string">
            <text:p><text:span text:style-name="T1">CMP</text:span></text:p>
            <text:p>r5</text:p>
          </table:table-cell>
          <table:table-cell table:style-name="ce117" office:value-type="string" calcext:value-type="string">
            <text:p><text:span text:style-name="T1">CMP</text:span></text:p>
            <text:p>r6</text:p>
          </table:table-cell>
          <table:table-cell table:style-name="ce107" office:value-type="string" calcext:value-type="string">
            <text:p>AND</text:p>
            <text:p>r1</text:p>
          </table:table-cell>
          <table:table-cell table:style-name="ce107" office:value-type="string" calcext:value-type="string">
            <text:p><text:span text:style-name="T1">AND</text:span></text:p>
            <text:p>r2</text:p>
          </table:table-cell>
          <table:table-cell table:style-name="ce107" office:value-type="string" calcext:value-type="string">
            <text:p><text:span text:style-name="T1">AND</text:span></text:p>
            <text:p>r3</text:p>
          </table:table-cell>
          <table:table-cell table:style-name="ce107" office:value-type="string" calcext:value-type="string">
            <text:p><text:span text:style-name="T1">AND</text:span></text:p>
            <text:p>r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107" office:value-type="string" calcext:value-type="string">
            <text:p><text:span text:style-name="T1">AND</text:span></text:p>
            <text:p>r5</text:p>
          </table:table-cell>
          <table:table-cell table:style-name="ce107" office:value-type="string" calcext:value-type="string">
            <text:p><text:span text:style-name="T1">AND</text:span></text:p>
            <text:p>r6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<text:span text:style-name="T1">OR</text:span></text:p>
            <text:p>r2</text:p>
          </table:table-cell>
          <table:table-cell table:style-name="ce108" office:value-type="string" calcext:value-type="string">
            <text:p><text:span text:style-name="T1">OR</text:span></text:p>
            <text:p>r3</text:p>
          </table:table-cell>
          <table:table-cell table:style-name="ce108" office:value-type="string" calcext:value-type="string">
            <text:p><text:span text:style-name="T1">OR</text:span></text:p>
            <text:p>r4</text:p>
          </table:table-cell>
          <table:table-cell table:style-name="ce108" office:value-type="string" calcext:value-type="string">
            <text:p><text:span text:style-name="T1">OR</text:span></text:p>
            <text:p>r5</text:p>
          </table:table-cell>
          <table:table-cell table:style-name="ce108" office:value-type="string" calcext:value-type="string">
            <text:p><text:span text:style-name="T1">OR</text:span></text:p>
            <text:p>r6</text:p>
          </table:table-cell>
          <table:table-cell table:style-name="ce109" office:value-type="string" calcext:value-type="string">
            <text:p>XOR</text:p>
            <text:p>r1</text:p>
          </table:table-cell>
          <table:table-cell table:style-name="ce109" office:value-type="string" calcext:value-type="string">
            <text:p><text:span text:style-name="T1">XOR</text:span></text:p>
            <text:p>r2</text:p>
          </table:table-cell>
          <table:table-cell table:style-name="ce109" office:value-type="string" calcext:value-type="string">
            <text:p><text:span text:style-name="T1">XOR</text:span></text:p>
            <text:p>r3</text:p>
          </table:table-cell>
          <table:table-cell table:style-name="ce109" office:value-type="string" calcext:value-type="string">
            <text:p><text:span text:style-name="T1">XOR</text:span></text:p>
            <text:p>r4</text:p>
          </table:table-cell>
          <table:table-cell table:style-name="ce109" office:value-type="string" calcext:value-type="string">
            <text:p><text:span text:style-name="T1">XOR</text:span></text:p>
            <text:p>r5</text:p>
          </table:table-cell>
          <table:table-cell table:style-name="ce109" office:value-type="string" calcext:value-type="string">
            <text:p><text:span text:style-name="T1">XOR</text:span></text:p>
            <text:p>r6</text:p>
          </table:table-cell>
          <table:table-cell table:style-name="ce110" office:value-type="string" calcext:value-type="string">
            <text:p>ADD</text:p>
            <text:p>d8</text:p>
          </table:table-cell>
          <table:table-cell table:style-name="ce120" office:value-type="string" calcext:value-type="string">
            <text:p>ADC</text:p>
            <text:p>d8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110" office:value-type="string" calcext:value-type="string">
            <text:p>SUB</text:p>
            <text:p>d8</text:p>
          </table:table-cell>
          <table:table-cell table:style-name="ce120" office:value-type="string" calcext:value-type="string">
            <text:p>SBB</text:p>
            <text:p>d8</text:p>
          </table:table-cell>
          <table:table-cell table:style-name="ce110" office:value-type="string" calcext:value-type="string">
            <text:p>SUB.R</text:p>
            <text:p>d8</text:p>
          </table:table-cell>
          <table:table-cell table:style-name="ce120" office:value-type="string" calcext:value-type="string">
            <text:p>SBB.R</text:p>
            <text:p>d8</text:p>
          </table:table-cell>
          <table:table-cell table:style-name="ce110" office:value-type="string" calcext:value-type="string">
            <text:p>CMP</text:p>
            <text:p>d8</text:p>
          </table:table-cell>
          <table:table-cell table:style-name="ce120" office:value-type="string" calcext:value-type="string">
            <text:p>AND</text:p>
            <text:p>d8</text:p>
          </table:table-cell>
          <table:table-cell table:style-name="ce110" office:value-type="string" calcext:value-type="string">
            <text:p>OR</text:p>
            <text:p>d8</text:p>
          </table:table-cell>
          <table:table-cell table:style-name="ce120" office:value-type="string" calcext:value-type="string">
            <text:p>XOR</text:p>
            <text:p>d8</text:p>
          </table:table-cell>
          <table:table-cell table:style-name="ce121"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114" table:number-columns-repeated="15"/>
          <table:table-cell table:style-name="ce128" office:value-type="string" calcext:value-type="string">
            <text:p>INT</text:p>
          </table:table-cell>
        </table:table-row>
        <table:table-row table:style-name="ro1">
          <table:table-cell table:style-name="ce97" table:number-columns-repeated="17"/>
        </table:table-row>
      </table:table>
      <table:table table:name="Sheet2" table:style-name="ta1">
        <table:table-column table:style-name="co3" table:default-cell-style-name="Default"/>
        <table:table-column table:style-name="co1" table:default-cell-style-name="ce96"/>
        <table:table-column table:style-name="co1" table:default-cell-style-name="ce62"/>
        <table:table-column table:style-name="co1" table:number-columns-repeated="2" table:default-cell-style-name="Default"/>
        <table:table-column table:style-name="co1" table:default-cell-style-name="ce62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131"/>
        <table:table-column table:style-name="co1" table:number-columns-repeated="5" table:default-cell-style-name="Default"/>
        <table:table-column table:style-name="co1" table:default-cell-style-name="ce100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55" office:value-type="string" calcext:value-type="string">
            <text:p>ZORA IS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</text:p>
          </table:table-cell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147" office:value-type="string" calcext:value-type="string">
            <text:p>SRC</text:p>
          </table:table-cell>
          <table:table-cell table:style-name="ce130"/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0x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1" table:number-columns-repeated="3"/>
          <table:table-cell table:style-name="ce147" office:value-type="string" calcext:value-type="string">
            <text:p>r0</text:p>
          </table:table-cell>
          <table:table-cell office:value-type="string" calcext:value-type="string">
            <text:p>01x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2x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1" table:number-columns-repeated="3"/>
          <table:table-cell table:style-name="ce147" office:value-type="string" calcext:value-type="string">
            <text:p>r2</text:p>
          </table:table-cell>
          <table:table-cell office:value-type="string" calcext:value-type="string">
            <text:p>03x</text:p>
          </table:table-cell>
          <table:table-cell table:style-name="ce121" table:number-columns-repeated="8"/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4x</text:p>
          </table:table-cell>
          <table:table-cell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40" office:value-type="string" calcext:value-type="string">
            <text:p>LD</text:p>
            <text:p>d8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05x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OP</text:p>
            <text:p>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6x</text:p>
          </table:table-cell>
          <table:table-cell office:value-type="float" office:value="3" calcext:value-type="float">
            <text:p>3</text:p>
          </table:table-cell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40" office:value-type="string" calcext:value-type="string">
            <text:p>LD</text:p>
            <text:p>a1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07x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40" office:value-type="string" calcext:value-type="string">
            <text:p>IN</text:p>
            <text:p>a8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0x</text:p>
          </table:table-cell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1" office:value-type="string" calcext:value-type="string">
            <text:p>MOV</text:p>
            <text:p>r0, r7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11x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1" office:value-type="string" calcext:value-type="string">
            <text:p>MOV</text:p>
            <text:p>r1, r7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2x</text:p>
          </table:table-cell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MOV</text:p>
            <text:p>r2, r7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13x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MOV</text:p>
            <text:p>r3, r7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4x</text:p>
          </table:table-cell>
          <table:table-cell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1" office:value-type="string" calcext:value-type="string">
            <text:p>MOV</text:p>
            <text:p>r4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15x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1" office:value-type="string" calcext:value-type="string">
            <text:p>MOV</text:p>
            <text:p>r5, 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6x</text:p>
          </table:table-cell>
          <table:table-cell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MOV</text:p>
            <text:p>r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17x</text:p>
          </table:table-cell>
          <table:table-cell table:style-name="ce141" office:value-type="string" calcext:value-type="string">
            <text:p>MOV</text:p>
            <text:p>r7, r0</text:p>
          </table:table-cell>
          <table:table-cell table:style-name="ce141" office:value-type="string" calcext:value-type="string">
            <text:p>MOV</text:p>
            <text:p>r7, r1</text:p>
          </table:table-cell>
          <table:table-cell table:style-name="ce141" office:value-type="string" calcext:value-type="string">
            <text:p>MOV</text:p>
            <text:p>r7, r2</text:p>
          </table:table-cell>
          <table:table-cell table:style-name="ce141" office:value-type="string" calcext:value-type="string">
            <text:p>MOV</text:p>
            <text:p>r7, r3</text:p>
          </table:table-cell>
          <table:table-cell table:style-name="ce141" office:value-type="string" calcext:value-type="string">
            <text:p>MOV</text:p>
            <text:p>r7, r4</text:p>
          </table:table-cell>
          <table:table-cell table:style-name="ce141" office:value-type="string" calcext:value-type="string">
            <text:p>MOV</text:p>
            <text:p>r7, r5</text:p>
          </table:table-cell>
          <table:table-cell table:style-name="ce141" office:value-type="string" calcext:value-type="string">
            <text:p>MOV</text:p>
            <text:p>r7, r6</text:p>
          </table:table-cell>
          <table:table-cell table:style-name="ce141" office:value-type="string" calcext:value-type="string">
            <text:p>MOV</text:p>
            <text:p>r7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0x</text:p>
          </table:table-cell>
          <table:table-cell office:value-type="float" office:value="8" calcext:value-type="float">
            <text:p>8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21x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2x</text:p>
          </table:table-cell>
          <table:table-cell office:value-type="float" office:value="9" calcext:value-type="float">
            <text:p>9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140" office:value-type="string" calcext:value-type="string">
            <text:p>ST</text:p>
            <text:p>r2, a16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23x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4x</text:p>
          </table:table-cell>
          <table:table-cell office:value-type="string" calcext:value-type="string">
            <text:p>A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25x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26x</text:p>
          </table:table-cell>
          <table:table-cell office:value-type="string" calcext:value-type="string">
            <text:p>B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140" office:value-type="string" calcext:value-type="string">
            <text:p>ST</text:p>
            <text:p>r6, a16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27x</text:p>
          </table:table-cell>
          <table:table-cell table:style-name="ce140" office:value-type="string" calcext:value-type="string">
            <text:p>OUT</text:p>
            <text:p>r7, a8</text:p>
          </table:table-cell>
          <table:table-cell table:style-name="ce108" office:value-type="string" calcext:value-type="string">
            <text:p>CMP</text:p>
            <text:p>r7</text:p>
          </table:table-cell>
          <table:table-cell table:style-name="ce108" office:value-type="string" calcext:value-type="string">
            <text:p>SUB</text:p>
            <text:p><text:span text:style-name="T1">r7</text:span></text:p>
          </table:table-cell>
          <table:table-cell table:style-name="ce108" office:value-type="string" calcext:value-type="string">
            <text:p>ADD</text:p>
            <text:p><text:span text:style-name="T1">r7</text:span></text:p>
          </table:table-cell>
          <table:table-cell table:style-name="ce108" office:value-type="string" calcext:value-type="string">
            <text:p>XOR</text:p>
            <text:p><text:span text:style-name="T1">r7</text:span></text:p>
          </table:table-cell>
          <table:table-cell table:style-name="ce108" office:value-type="string" calcext:value-type="string">
            <text:p>OR</text:p>
            <text:p><text:span text:style-name="T1">r7</text:span></text:p>
          </table:table-cell>
          <table:table-cell table:style-name="ce108" office:value-type="string" calcext:value-type="string">
            <text:p>AND</text:p>
            <text:p><text:span text:style-name="T1">r7</text:span></text:p>
          </table:table-cell>
          <table:table-cell table:style-name="ce140" office:value-type="string" calcext:value-type="string">
            <text:p>ST</text:p>
            <text:p>r7, a16</text:p>
          </table:table-cell>
          <table:table-cell table:style-name="ce147" office:value-type="string" calcext:value-type="string">
            <text:p>r7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30x</text:p>
          </table:table-cell>
          <table:table-cell office:value-type="string" calcext:value-type="string">
            <text:p>C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0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31x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1</text:p>
          </table:table-cell>
          <table:table-cell table:style-name="ce147" office:value-type="string" calcext:value-type="string">
            <text:p>r1</text:p>
          </table:table-cell>
          <table:table-cell table:style-name="ce101" table:number-columns-repeated="6"/>
        </table:table-row>
        <table:table-row table:style-name="ro2">
          <table:table-cell table:style-name="ce131" office:value-type="string" calcext:value-type="string">
            <text:p>32x</text:p>
          </table:table-cell>
          <table:table-cell office:value-type="string" calcext:value-type="string">
            <text:p>D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2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33x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3</text:p>
          </table:table-cell>
          <table:table-cell table:style-name="ce147" office:value-type="string" calcext:value-type="string">
            <text:p>r3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34x</text:p>
          </table:table-cell>
          <table:table-cell office:value-type="string" calcext:value-type="string">
            <text:p>E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4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35x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5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36x</text:p>
          </table:table-cell>
          <table:table-cell office:value-type="string" calcext:value-type="string">
            <text:p>F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6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37x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7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7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style-name="ce132"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SP.DST</text:p>
          </table:table-cell>
          <table:table-cell table:style-name="ce132" office:value-type="string" calcext:value-type="string">
            <text:p>PC H</text:p>
          </table:table-cell>
          <table:table-cell table:style-name="ce132" office:value-type="string" calcext:value-type="string">
            <text:p>PC L</text:p>
          </table:table-cell>
          <table:table-cell table:style-name="ce132" table:number-columns-repeated="2"/>
          <table:table-cell table:style-name="ce132" office:value-type="string" calcext:value-type="string">
            <text:p>SP</text:p>
          </table:table-cell>
          <table:table-cell table:style-name="ce132" table:number-columns-repeated="2"/>
          <table:table-cell table:style-name="ce147" table:number-columns-repeated="2"/>
          <table:table-cell table:style-name="ce132" table:number-columns-repeated="8"/>
          <table:table-cell table:style-name="ce147" table:number-columns-repeated="2"/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style-name="ce132"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36" office:value-type="string" calcext:value-type="string" table:number-columns-spanned="2" table:number-rows-spanned="1">
            <text:p>Instruction format</text:p>
          </table:table-cell>
          <table:covered-table-cell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ce100" office:value-type="string" calcext:value-type="string">
            <text:p>todo: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5"/>
          <table:table-cell table:style-name="ce61" office:value-type="string" calcext:value-type="string">
            <text:p>b7</text:p>
          </table:table-cell>
          <table:table-cell table:style-name="ce61" office:value-type="string" calcext:value-type="string">
            <text:p>b6</text:p>
          </table:table-cell>
          <table:table-cell table:style-name="ce61" office:value-type="string" calcext:value-type="string">
            <text:p>b5</text:p>
          </table:table-cell>
          <table:table-cell table:style-name="ce61" office:value-type="string" calcext:value-type="string">
            <text:p>b4</text:p>
          </table:table-cell>
          <table:table-cell table:style-name="ce61" office:value-type="string" calcext:value-type="string">
            <text:p>b3</text:p>
          </table:table-cell>
          <table:table-cell table:style-name="ce61" office:value-type="string" calcext:value-type="string">
            <text:p>b2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b0</text:p>
          </table:table-cell>
          <table:table-cell/>
          <table:table-cell table:style-name="Default"/>
          <table:table-cell/>
          <table:table-cell table:style-name="ce101" office:value-type="string" calcext:value-type="string">
            <text:p>MOV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JMP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office:value-type="string" calcext:value-type="string">
            <text:p>negative</text:p>
          </table:table-cell>
          <table:table-cell table:style-name="ce62" office:value-type="string" calcext:value-type="string">
            <text:p>positive</text:p>
          </table:table-cell>
          <table:table-cell table:style-name="ce62" office:value-type="string" calcext:value-type="string">
            <text:p>cond2</text:p>
          </table:table-cell>
          <table:table-cell table:style-name="ce62" office:value-type="string" calcext:value-type="string">
            <text:p>cond1</text:p>
          </table:table-cell>
          <table:table-cell table:style-name="ce62" office:value-type="string" calcext:value-type="string">
            <text:p>cond0</text:p>
          </table:table-cell>
          <table:table-cell/>
          <table:table-cell table:style-name="Default"/>
          <table:table-cell/>
          <table:table-cell office:value-type="string" calcext:value-type="string">
            <text:p>SP &lt;-&gt; r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MOVs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dst2</text:p>
          </table:table-cell>
          <table:table-cell table:style-name="ce62" office:value-type="string" calcext:value-type="string">
            <text:p>dst1</text:p>
          </table:table-cell>
          <table:table-cell table:style-name="ce62" office:value-type="string" calcext:value-type="string">
            <text:p>dst0</text:p>
          </table:table-cell>
          <table:table-cell/>
          <table:table-cell table:style-name="ce100"/>
          <table:table-cell/>
          <table:table-cell office:value-type="string" calcext:value-type="string">
            <text:p>PC &lt;-&gt; r0</text:p>
          </table:table-cell>
          <table:table-cell table:style-name="ce100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ALU OPs</text:p>
          </table:table-cell>
          <table:table-cell office:value-type="string" calcext:value-type="string">
            <text:p>Cen1</text:p>
          </table:table-cell>
          <table:table-cell table:style-name="ce62" office:value-type="string" calcext:value-type="string">
            <text:p>Cen0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alu2</text:p>
          </table:table-cell>
          <table:table-cell table:style-name="ce62" office:value-type="string" calcext:value-type="string">
            <text:p>alu1</text:p>
          </table:table-cell>
          <table:table-cell table:style-name="ce62" office:value-type="string" calcext:value-type="string">
            <text:p>alu0</text:p>
          </table:table-cell>
          <table:table-cell/>
          <table:table-cell table:style-name="ce100" table:number-columns-repeated="2"/>
          <table:table-cell table:style-name="ce101" office:value-type="string" calcext:value-type="string">
            <text:p>F &lt;-&gt; r0</text:p>
          </table:table-cell>
          <table:table-cell table:style-name="ce100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ce76" office:value-type="string" calcext:value-type="string">
            <text:p>S.REG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/>
          <table:table-cell/>
          <table:table-cell table:style-name="ce62" table:number-columns-repeated="4"/>
          <table:table-cell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Source/dest table</text:p>
          </table:table-cell>
          <table:covered-table-cell table:style-name="Default"/>
          <table:table-cell/>
          <table:table-cell table:style-name="ce36" office:value-type="string" calcext:value-type="string" table:number-columns-spanned="2" table:number-rows-spanned="1">
            <text:p>ALU table</text:p>
          </table:table-cell>
          <table:covered-table-cell table:style-name="Default"/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gister</text:p>
          </table:table-cell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sult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r0</text:p>
          </table:table-cell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B-A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A-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A^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A | 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A &amp; B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r5+r6</text:p>
          </table:table-cell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6" office:value-type="string" calcext:value-type="string" table:number-columns-spanned="3" table:number-rows-spanned="1">
            <text:p>Pass carry = Cen1 &amp; Cen0</text:p>
          </table:table-cell>
          <table:covered-table-cell table:style-name="Default"/>
          <table:covered-table-cell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9"/>
        </table:table-row>
      </table:table>
      <table:table table:name="Sheet3" table:style-name="ta1">
        <table:table-column table:style-name="co1" table:number-columns-repeated="10" table:default-cell-style-name="Default"/>
        <table:table-column table:style-name="co1" table:default-cell-style-name="ce147"/>
        <table:table-column table:style-name="co1" table:number-columns-repeated="9" table:default-cell-style-name="Default"/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21" table:number-columns-repeated="7"/>
          <table:table-cell table:style-name="ce114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1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53" office:value-type="string" calcext:value-type="string">
            <text:p>LD</text:p>
            <text:p>a16, r0</text:p>
          </table:table-cell>
          <table:table-cell table:style-name="ce153" office:value-type="string" calcext:value-type="string">
            <text:p>LD</text:p>
            <text:p>a16, r1</text:p>
          </table:table-cell>
          <table:table-cell table:style-name="ce153" office:value-type="string" calcext:value-type="string">
            <text:p>LD</text:p>
            <text:p>a16, r2</text:p>
          </table:table-cell>
          <table:table-cell table:style-name="ce153" office:value-type="string" calcext:value-type="string">
            <text:p>LD</text:p>
            <text:p>a16, r3</text:p>
          </table:table-cell>
          <table:table-cell table:style-name="ce153" office:value-type="string" calcext:value-type="string">
            <text:p>LD</text:p>
            <text:p>a16, r4</text:p>
          </table:table-cell>
          <table:table-cell table:style-name="ce153" office:value-type="string" calcext:value-type="string">
            <text:p>LD</text:p>
            <text:p>a16, r5</text:p>
          </table:table-cell>
          <table:table-cell table:style-name="ce153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07" office:value-type="string" calcext:value-type="string">
            <text:p>IN</text:p>
            <text:p>M, r0</text:p>
          </table:table-cell>
          <table:table-cell table:style-name="ce107" office:value-type="string" calcext:value-type="string">
            <text:p>IN</text:p>
            <text:p>M, r1</text:p>
          </table:table-cell>
          <table:table-cell table:style-name="ce107" office:value-type="string" calcext:value-type="string">
            <text:p>IN</text:p>
            <text:p>M, r2</text:p>
          </table:table-cell>
          <table:table-cell table:style-name="ce107" office:value-type="string" calcext:value-type="string">
            <text:p>IN</text:p>
            <text:p>M, r3</text:p>
          </table:table-cell>
          <table:table-cell table:style-name="ce107" office:value-type="string" calcext:value-type="string">
            <text:p>IN</text:p>
            <text:p>M, r4</text:p>
          </table:table-cell>
          <table:table-cell table:style-name="ce107" office:value-type="string" calcext:value-type="string">
            <text:p>IN</text:p>
            <text:p>M, r5</text:p>
          </table:table-cell>
          <table:table-cell table:style-name="ce107" office:value-type="string" calcext:value-type="string">
            <text:p>IN</text:p>
            <text:p>M, r6</text:p>
          </table:table-cell>
          <table:table-cell table:style-name="ce114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4" office:value-type="string" calcext:value-type="string">
            <text:p>MOV</text:p>
            <text:p>r0, r0</text:p>
          </table:table-cell>
          <table:table-cell table:style-name="ce144" office:value-type="string" calcext:value-type="string">
            <text:p>MOV</text:p>
            <text:p>r0, r1</text:p>
          </table:table-cell>
          <table:table-cell table:style-name="ce144" office:value-type="string" calcext:value-type="string">
            <text:p>MOV</text:p>
            <text:p>r0, r2</text:p>
          </table:table-cell>
          <table:table-cell table:style-name="ce144" office:value-type="string" calcext:value-type="string">
            <text:p>MOV</text:p>
            <text:p>r0, r3</text:p>
          </table:table-cell>
          <table:table-cell table:style-name="ce144" office:value-type="string" calcext:value-type="string">
            <text:p>MOV</text:p>
            <text:p>r0, r4</text:p>
          </table:table-cell>
          <table:table-cell table:style-name="ce144" office:value-type="string" calcext:value-type="string">
            <text:p>MOV</text:p>
            <text:p>r0, r5</text:p>
          </table:table-cell>
          <table:table-cell table:style-name="ce144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4" office:value-type="string" calcext:value-type="string">
            <text:p>MOV</text:p>
            <text:p>r1, r0</text:p>
          </table:table-cell>
          <table:table-cell table:style-name="ce144" office:value-type="string" calcext:value-type="string">
            <text:p>MOV</text:p>
            <text:p>r1, r1</text:p>
          </table:table-cell>
          <table:table-cell table:style-name="ce144" office:value-type="string" calcext:value-type="string">
            <text:p>MOV</text:p>
            <text:p>r1, r2</text:p>
          </table:table-cell>
          <table:table-cell table:style-name="ce144" office:value-type="string" calcext:value-type="string">
            <text:p>MOV</text:p>
            <text:p>r1, r3</text:p>
          </table:table-cell>
          <table:table-cell table:style-name="ce144" office:value-type="string" calcext:value-type="string">
            <text:p>MOV</text:p>
            <text:p>r1, r4</text:p>
          </table:table-cell>
          <table:table-cell table:style-name="ce144" office:value-type="string" calcext:value-type="string">
            <text:p>MOV</text:p>
            <text:p>r1, r5</text:p>
          </table:table-cell>
          <table:table-cell table:style-name="ce144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4" office:value-type="string" calcext:value-type="string">
            <text:p>MOV</text:p>
            <text:p>r4, r0</text:p>
          </table:table-cell>
          <table:table-cell table:style-name="ce144" office:value-type="string" calcext:value-type="string">
            <text:p>MOV</text:p>
            <text:p>r4, r1</text:p>
          </table:table-cell>
          <table:table-cell table:style-name="ce144" office:value-type="string" calcext:value-type="string">
            <text:p>MOV</text:p>
            <text:p>r4, r2</text:p>
          </table:table-cell>
          <table:table-cell table:style-name="ce144" office:value-type="string" calcext:value-type="string">
            <text:p>MOV</text:p>
            <text:p>r4, r3</text:p>
          </table:table-cell>
          <table:table-cell table:style-name="ce144" office:value-type="string" calcext:value-type="string">
            <text:p>MOV</text:p>
            <text:p>r4, r4</text:p>
          </table:table-cell>
          <table:table-cell table:style-name="ce144" office:value-type="string" calcext:value-type="string">
            <text:p>MOV</text:p>
            <text:p>r4, r5</text:p>
          </table:table-cell>
          <table:table-cell table:style-name="ce144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4" office:value-type="string" calcext:value-type="string">
            <text:p>MOV</text:p>
            <text:p>r5, r0</text:p>
          </table:table-cell>
          <table:table-cell table:style-name="ce144" office:value-type="string" calcext:value-type="string">
            <text:p>MOV</text:p>
            <text:p>r5, r1</text:p>
          </table:table-cell>
          <table:table-cell table:style-name="ce144" office:value-type="string" calcext:value-type="string">
            <text:p>MOV</text:p>
            <text:p>r5, r2</text:p>
          </table:table-cell>
          <table:table-cell table:style-name="ce144" office:value-type="string" calcext:value-type="string">
            <text:p>MOV</text:p>
            <text:p>r5, r3</text:p>
          </table:table-cell>
          <table:table-cell table:style-name="ce144" office:value-type="string" calcext:value-type="string">
            <text:p>MOV</text:p>
            <text:p>r5, r4</text:p>
          </table:table-cell>
          <table:table-cell table:style-name="ce144" office:value-type="string" calcext:value-type="string">
            <text:p>MOV</text:p>
            <text:p>r5, r5</text:p>
          </table:table-cell>
          <table:table-cell table:style-name="ce144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1" office:value-type="string" calcext:value-type="string">
            <text:p>LD</text:p>
            <text:p>M, r0</text:p>
          </table:table-cell>
          <table:table-cell table:style-name="ce141" office:value-type="string" calcext:value-type="string">
            <text:p>LD</text:p>
            <text:p>M, r1</text:p>
          </table:table-cell>
          <table:table-cell table:style-name="ce141" office:value-type="string" calcext:value-type="string">
            <text:p>LD</text:p>
            <text:p>M, r2</text:p>
          </table:table-cell>
          <table:table-cell table:style-name="ce141" office:value-type="string" calcext:value-type="string">
            <text:p>LD</text:p>
            <text:p>M, r3</text:p>
          </table:table-cell>
          <table:table-cell table:style-name="ce141" office:value-type="string" calcext:value-type="string">
            <text:p>LD</text:p>
            <text:p>M, r4</text:p>
          </table:table-cell>
          <table:table-cell table:style-name="ce141" office:value-type="string" calcext:value-type="string">
            <text:p>LD</text:p>
            <text:p>M, r5</text:p>
          </table:table-cell>
          <table:table-cell table:style-name="ce141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08" office:value-type="string" calcext:value-type="string">
            <text:p>ADD</text:p>
            <text:p>r0</text:p>
          </table:table-cell>
          <table:table-cell table:style-name="ce122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22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22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22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08" office:value-type="string" calcext:value-type="string">
            <text:p>ADD</text:p>
            <text:p>r2</text:p>
          </table:table-cell>
          <table:table-cell table:style-name="ce122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22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53" office:value-type="string" calcext:value-type="string">
            <text:p>ST</text:p>
            <text:p>r2, a16</text:p>
          </table:table-cell>
          <table:table-cell table:style-name="ce153" office:value-type="string" calcext:value-type="string">
            <text:p>OUT</text:p>
            <text:p>r2, a8</text:p>
          </table:table-cell>
          <table:table-cell table:style-name="ce107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22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22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53" office:value-type="string" calcext:value-type="string">
            <text:p>ST</text:p>
            <text:p>r3, a16</text:p>
          </table:table-cell>
          <table:table-cell table:style-name="ce153" office:value-type="string" calcext:value-type="string">
            <text:p>OUT</text:p>
            <text:p>r3, a8</text:p>
          </table:table-cell>
          <table:table-cell table:style-name="ce107" office:value-type="string" calcext:value-type="string">
            <text:p>OU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08" office:value-type="string" calcext:value-type="string">
            <text:p>ADD</text:p>
            <text:p>r4</text:p>
          </table:table-cell>
          <table:table-cell table:style-name="ce122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22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22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22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08" office:value-type="string" calcext:value-type="string">
            <text:p>ADD</text:p>
            <text:p>r6</text:p>
          </table:table-cell>
          <table:table-cell table:style-name="ce122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22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53" office:value-type="string" calcext:value-type="string">
            <text:p>ST</text:p>
            <text:p>r6, a16</text:p>
          </table:table-cell>
          <table:table-cell table:style-name="ce153" office:value-type="string" calcext:value-type="string">
            <text:p>OUT</text:p>
            <text:p>r6, a8</text:p>
          </table:table-cell>
          <table:table-cell table:style-name="ce107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08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08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08" office:value-type="string" calcext:value-type="string">
            <text:p>AND</text:p>
            <text:p>M</text:p>
          </table:table-cell>
          <table:table-cell table:style-name="ce143" office:value-type="string" calcext:value-type="string">
            <text:p>ADD</text:p>
            <text:p>d8</text:p>
          </table:table-cell>
          <table:table-cell table:style-name="ce155" office:value-type="string" calcext:value-type="string">
            <text:p>SUB</text:p>
            <text:p><text:span text:style-name="T1">d8</text:span></text:p>
          </table:table-cell>
          <table:table-cell table:style-name="ce156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2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22" office:value-type="string" calcext:value-type="string">
            <text:p>SBB.R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22" office:value-type="string" calcext:value-type="string">
            <text:p>XOR</text:p>
            <text:p>r0</text:p>
          </table:table-cell>
          <table:table-cell table:style-name="ce121" table:number-columns-repeated="3"/>
          <table:table-cell office:value-type="string" calcext:value-type="string">
            <text:p>r0</text:p>
          </table:table-cell>
          <table:table-cell table:style-name="ce122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22" office:value-type="string" calcext:value-type="string">
            <text:p>SBB.R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22" office:value-type="string" calcext:value-type="string">
            <text:p>XOR</text:p>
            <text:p>r1</text:p>
          </table:table-cell>
          <table:table-cell table:style-name="ce155" office:value-type="string" calcext:value-type="string">
            <text:p>ADC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2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22" office:value-type="string" calcext:value-type="string">
            <text:p>SBB.R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22" office:value-type="string" calcext:value-type="string">
            <text:p>XOR</text:p>
            <text:p>r2</text:p>
          </table:table-cell>
          <table:table-cell table:style-name="ce154"/>
          <table:table-cell table:style-name="ce121" table:number-columns-repeated="2"/>
          <table:table-cell office:value-type="string" calcext:value-type="string">
            <text:p>r2</text:p>
          </table:table-cell>
          <table:table-cell table:style-name="ce122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22" office:value-type="string" calcext:value-type="string">
            <text:p>SBB.R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22" office:value-type="string" calcext:value-type="string">
            <text:p>XOR</text:p>
            <text:p>r3</text:p>
          </table:table-cell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55" office:value-type="string" calcext:value-type="string">
            <text:p>SBB.R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2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22" office:value-type="string" calcext:value-type="string">
            <text:p>SBB.R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22" office:value-type="string" calcext:value-type="string">
            <text:p>XOR</text:p>
            <text:p>r4</text:p>
          </table:table-cell>
          <table:table-cell table:style-name="ce121" table:number-columns-repeated="3"/>
          <table:table-cell office:value-type="string" calcext:value-type="string">
            <text:p>r4</text:p>
          </table:table-cell>
          <table:table-cell table:style-name="ce122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.R</text:p>
            <text:p>r5</text:p>
          </table:table-cell>
          <table:table-cell table:style-name="ce122" office:value-type="string" calcext:value-type="string">
            <text:p>SBB.R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22" office:value-type="string" calcext:value-type="string">
            <text:p>XOR</text:p>
            <text:p>r5</text:p>
          </table:table-cell>
          <table:table-cell table:style-name="ce155" office:value-type="string" calcext:value-type="string">
            <text:p>CMP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2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.R</text:p>
            <text:p>r6</text:p>
          </table:table-cell>
          <table:table-cell table:style-name="ce122" office:value-type="string" calcext:value-type="string">
            <text:p>SBB.R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22" office:value-type="string" calcext:value-type="string">
            <text:p>XOR</text:p>
            <text:p>r6</text:p>
          </table:table-cell>
          <table:table-cell table:style-name="ce121" table:number-columns-repeated="3"/>
          <table:table-cell office:value-type="string" calcext:value-type="string">
            <text:p>r6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08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108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55" office:value-type="string" calcext:value-type="string">
            <text:p>XOR</text:p>
            <text:p><text:span text:style-name="T1">d8</text:span></text:p>
          </table:table-cell>
          <table:table-cell table:style-name="ce152" office:value-type="string" calcext:value-type="string">
            <text:p>INT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 table:number-rows-repeated="9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48" office:value-type="date" office:date-value="2018-01-23" calcext:value-type="date" table:number-columns-spanned="2" table:number-rows-spanned="1">
            <text:p>2018-01-23</text:p>
          </table:table-cell>
          <table:covered-table-cell/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09" office:value-type="string" calcext:value-type="string">
            <text:p>PUSH</text:p>
            <text:p>r0</text:p>
          </table:table-cell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99" office:value-type="string" calcext:value-type="string">
            <text:p>POP</text:p>
            <text:p>F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14"/>
          <table:table-cell table:style-name="ce109" office:value-type="string" calcext:value-type="string">
            <text:p>PUSH</text:p>
            <text:p>r2</text:p>
          </table:table-cell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09" office:value-type="string" calcext:value-type="string">
            <text:p>PUSH</text:p>
            <text:p>r4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09" office:value-type="string" calcext:value-type="string">
            <text:p>PUSH</text:p>
            <text:p>r6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02" office:value-type="string" calcext:value-type="string">
            <text:p>SP=0</text:p>
          </table:table-cell>
          <table:table-cell table:style-name="ce143" office:value-type="string" calcext:value-type="string">
            <text:p>CMP</text:p>
            <text:p>d8</text:p>
          </table:table-cell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ADD</text:p>
            <text:p><text:span text:style-name="T1">d8</text:span>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 office:value-type="string" calcext:value-type="string">
            <text:p>SP=FF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140" office:value-type="string" calcext:value-type="string">
            <text:p>ST</text:p>
            <text:p>r0, a16</text:p>
          </table:table-cell>
          <table:table-cell office:value-type="string" calcext:value-type="string">
            <text:p>r0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140" office:value-type="string" calcext:value-type="string">
            <text:p>ST</text:p>
            <text:p>r2, a16</text:p>
          </table:table-cell>
          <table:table-cell office:value-type="string" calcext:value-type="string">
            <text:p>r2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140" office:value-type="string" calcext:value-type="string">
            <text:p>ST</text:p>
            <text:p>r4, a16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140" office:value-type="string" calcext:value-type="string">
            <text:p>ST</text:p>
            <text:p>r6, a16</text:p>
          </table:table-cell>
          <table:table-cell office:value-type="string" calcext:value-type="string">
            <text:p>r6</text:p>
          </table:table-cell>
          <table:table-cell table:style-name="ce121"/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SUB</text:p>
            <text:p><text:span text:style-name="T1">M</text:span></text:p>
          </table:table-cell>
          <table:table-cell table:style-name="ce122" office:value-type="string" calcext:value-type="string">
            <text:p>ADD</text:p>
            <text:p><text:span text:style-name="T1">M</text:span></text:p>
          </table:table-cell>
          <table:table-cell table:style-name="ce122" office:value-type="string" calcext:value-type="string">
            <text:p>XOR</text:p>
            <text:p><text:span text:style-name="T1">M</text:span></text:p>
          </table:table-cell>
          <table:table-cell table:style-name="ce122" office:value-type="string" calcext:value-type="string">
            <text:p>OR</text:p>
            <text:p><text:span text:style-name="T1">M</text:span></text:p>
          </table:table-cell>
          <table:table-cell table:style-name="ce122" office:value-type="string" calcext:value-type="string">
            <text:p>AND</text:p>
            <text:p><text:span text:style-name="T1">M</text:span>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121" table:number-columns-repeated="4"/>
          <table:table-cell office:value-type="string" calcext:value-type="string">
            <text:p>r0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121" table:number-columns-repeated="4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121" table:number-columns-repeated="4"/>
          <table:table-cell office:value-type="string" calcext:value-type="string">
            <text:p>r2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121"/>
          <table:table-cell table:style-name="ce121" office:value-type="string" calcext:value-type="string">
            <text:p><text:s/></text:p>
          </table:table-cell>
          <table:table-cell table:style-name="ce121" table:number-columns-repeated="2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121" table:number-columns-repeated="4"/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121" table:number-columns-repeated="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121" table:number-columns-repeated="4"/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<text:span text:style-name="T1">SBB</text:span></text:p>
            <text:p><text:span text:style-name="T1">M</text:span></text:p>
          </table:table-cell>
          <table:table-cell table:style-name="ce122" office:value-type="string" calcext:value-type="string">
            <text:p><text:span text:style-name="T1">ADC</text:span></text:p>
            <text:p><text:span text:style-name="T1">M</text:span></text:p>
          </table:table-cell>
          <table:table-cell table:style-name="ce121" table:number-columns-repeated="4"/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</table:table-row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/>
        </table:table-row>
        <table:table-row table:style-name="ro2">
          <table:table-cell table:number-columns-repeated="2"/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99" office:value-type="string" calcext:value-type="string">
            <text:p>POP</text:p>
            <text:p>F</text:p>
          </table:table-cell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45" office:value-type="string" calcext:value-type="string">
            <text:p>IN</text:p>
            <text:p>M, r0</text:p>
          </table:table-cell>
          <table:table-cell table:style-name="ce145" office:value-type="string" calcext:value-type="string">
            <text:p>IN</text:p>
            <text:p>M, r1</text:p>
          </table:table-cell>
          <table:table-cell table:style-name="ce145" office:value-type="string" calcext:value-type="string">
            <text:p>IN</text:p>
            <text:p>M, r2</text:p>
          </table:table-cell>
          <table:table-cell table:style-name="ce145" office:value-type="string" calcext:value-type="string">
            <text:p>IN</text:p>
            <text:p>M, r3</text:p>
          </table:table-cell>
          <table:table-cell table:style-name="ce145" office:value-type="string" calcext:value-type="string">
            <text:p>IN</text:p>
            <text:p>M, r4</text:p>
          </table:table-cell>
          <table:table-cell table:style-name="ce145" office:value-type="string" calcext:value-type="string">
            <text:p>IN</text:p>
            <text:p>M, r5</text:p>
          </table:table-cell>
          <table:table-cell table:style-name="ce145" office:value-type="string" calcext:value-type="string">
            <text:p>IN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0</text:p>
          </table:table-cell>
          <table:table-cell table:style-name="ce108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08" office:value-type="string" calcext:value-type="string">
            <text:p>XOR</text:p>
            <text:p>r0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08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XOR</text:p>
            <text:p>r1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2</text:p>
          </table:table-cell>
          <table:table-cell table:style-name="ce108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08" office:value-type="string" calcext:value-type="string">
            <text:p>XOR</text:p>
            <text:p>r2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08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08" office:value-type="string" calcext:value-type="string">
            <text:p>XOR</text:p>
            <text:p>r3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4</text:p>
          </table:table-cell>
          <table:table-cell table:style-name="ce108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08" office:value-type="string" calcext:value-type="string">
            <text:p>XOR</text:p>
            <text:p>r4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08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08" office:value-type="string" calcext:value-type="string">
            <text:p>XOR</text:p>
            <text:p>r5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6</text:p>
          </table:table-cell>
          <table:table-cell table:style-name="ce108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08" office:value-type="string" calcext:value-type="string">
            <text:p>XOR</text:p>
            <text:p>r6</text:p>
          </table:table-cell>
          <table:table-cell office:value-type="string" calcext:value-type="string">
            <text:p>r6</text:p>
          </table:table-cell>
          <table:table-cell table:style-name="ce122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22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AND</text:p>
            <text:p>M</text:p>
          </table:table-cell>
          <table:table-cell table:style-name="ce122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ADD</text:p>
            <text:p>d8</text:p>
          </table:table-cell>
          <table:table-cell table:style-name="ce143" office:value-type="string" calcext:value-type="string">
            <text:p>ADC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08" office:value-type="string" calcext:value-type="string">
            <text:p>SBB.R</text:p>
            <text:p>r0</text:p>
          </table:table-cell>
          <table:table-cell table:style-name="ce109" office:value-type="string" calcext:value-type="string">
            <text:p>PUSH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08" office:value-type="string" calcext:value-type="string">
            <text:p>SBB.R</text:p>
            <text:p>r1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08" office:value-type="string" calcext:value-type="string">
            <text:p>SBB.R</text:p>
            <text:p>r2</text:p>
          </table:table-cell>
          <table:table-cell table:style-name="ce109" office:value-type="string" calcext:value-type="string">
            <text:p>PUSH</text:p>
            <text:p>r2</text:p>
          </table:table-cell>
          <table:table-cell table:style-name="ce140" office:value-type="string" calcext:value-type="string">
            <text:p>ST</text:p>
            <text:p>r2, a16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45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CMP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08" office:value-type="string" calcext:value-type="string">
            <text:p>SBB.R</text:p>
            <text:p>r3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45" office:value-type="string" calcext:value-type="string">
            <text:p>OU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43" office:value-type="string" calcext:value-type="string">
            <text:p>SBB.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08" office:value-type="string" calcext:value-type="string">
            <text:p>SBB.R</text:p>
            <text:p>r4</text:p>
          </table:table-cell>
          <table:table-cell table:style-name="ce109" office:value-type="string" calcext:value-type="string">
            <text:p>PUSH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SUB.R</text:p>
            <text:p>r5</text:p>
          </table:table-cell>
          <table:table-cell table:style-name="ce108" office:value-type="string" calcext:value-type="string">
            <text:p>SBB.R</text:p>
            <text:p>r5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21" table:number-columns-repeated="2"/>
          <table:table-cell table:style-name="ce108" office:value-type="string" calcext:value-type="string">
            <text:p>SUB.R</text:p>
            <text:p>r6</text:p>
          </table:table-cell>
          <table:table-cell table:style-name="ce108" office:value-type="string" calcext:value-type="string">
            <text:p>SBB.R</text:p>
            <text:p>r6</text:p>
          </table:table-cell>
          <table:table-cell table:style-name="ce109" office:value-type="string" calcext:value-type="string">
            <text:p>PUSH</text:p>
            <text:p>r6</text:p>
          </table:table-cell>
          <table:table-cell table:style-name="ce140" office:value-type="string" calcext:value-type="string">
            <text:p>ST</text:p>
            <text:p>r6, a16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45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121" table:number-columns-repeated="2"/>
          <table:table-cell table:style-name="ce152"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DejaVu Sans" fo:language="nb" fo:country="N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 style:data-style-name="N2" text:time-value="21:56:07.806989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3:37:52.551967892</meta:creation-date>
    <meta:generator>LibreOffice/5.4.4.2$Linux_X86_64 LibreOffice_project/40m0$Build-2</meta:generator>
    <dc:date>2018-01-24T00:07:51.927022242</dc:date>
    <meta:editing-duration>P2DT5H54M43S</meta:editing-duration>
    <meta:editing-cycles>538</meta:editing-cycles>
    <meta:document-statistic meta:table-count="3" meta:cell-count="1600" meta:object-count="0"/>
  </office:meta>
</office:document-meta>
</file>